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Function.apply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ffeineCache.pu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lookup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ffeineCache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evictIfPres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evic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CaffeineCache( String name , com . github . benmanes . caffeine . cache . Cache &lt; Object , Object &gt; cache ,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ffeineCache.CaffeineCache( String name , com . github . benmanes . caffeine . cache . Cache &lt; Object , Object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ffeineCach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Function.LoadFunction( Callable &lt; ? &gt; valu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IfAbsentFunction.PutIfAbsentFunction(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get( Object key , final Callable &lt; T &gt; valu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.putIfAbsent( Object key , @ Nullable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tIfAbsentFunction.appl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